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fo:font-size="22.5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7" style:family="paragraph" style:parent-style-name="Text_20_body">
      <style:paragraph-properties fo:margin-top="0cm" fo:margin-bottom="0cm" loext:contextual-spacing="false" fo:line-height="107%" fo:text-align="start" style:justify-single-word="false"/>
    </style:style>
    <style:style style:name="P8" style:family="paragraph" style:parent-style-name="Text_20_body">
      <style:paragraph-properties fo:margin-top="0cm" fo:margin-bottom="0cm" loext:contextual-spacing="false" fo:break-before="page"/>
      <style:text-properties fo:font-size="25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 fo:break-before="pag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-0.635cm" style:auto-text-indent="fals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7%" fo:text-indent="-0.635cm" style:auto-text-indent="false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ize="14pt"/>
    </style:style>
    <style:style style:name="T2" style:family="text">
      <style:text-properties fo:font-variant="normal" fo:text-transform="none" fo:font-size="1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/* Programa para mostrae el uso de la recursisidad*/</text:span></text:p>
      <text:p text:style-name="Preformatted_20_Text">/* Caso de b�squeda exaustiva */</text:p>
      <text:p text:style-name="Preformatted_20_Text">/* Colocar 8 reinas en un tablero sin que se ataquen*/</text:p>
      <text:p text:style-name="Preformatted_20_Text"/>
      <text:p text:style-name="Preformatted_20_Text">/* Estre programa: REINAS.CPP, resuelve el problema de ubicar 8 reinas dentro</text:p>
      <text:p text:style-name="Preformatted_20_Text">de un tablero de ajedrez, sin que se ataquen la una con la otra.*/</text:p>
      <text:p text:style-name="Preformatted_20_Text">#include &lt;iostream&gt;</text:p>
      <text:p text:style-name="Preformatted_20_Text">#define FALLO 0</text:p>
      <text:p text:style-name="Preformatted_20_Text">#define RESUELTO 1</text:p>
      <text:p text:style-name="Preformatted_20_Text">#define VACIO '-'</text:p>
      <text:p text:style-name="Preformatted_20_Text">#define REINA '*'</text:p>
      <text:p text:style-name="Preformatted_20_Text">/* Banderas para revisar filas y diagonales */</text:p>
      <text:p text:style-name="Preformatted_20_Text">char columnas[8];</text:p>
      <text:p text:style-name="Preformatted_20_Text">char diagonalAscendente[15];</text:p>
      <text:p text:style-name="Preformatted_20_Text">char diagonalDescendente[15];</text:p>
      <text:p text:style-name="Preformatted_20_Text">char tablero[8][8];</text:p>
      <text:p text:style-name="Preformatted_20_Text"/>
      <text:p text:style-name="Preformatted_20_Text">int reinaSiguiente(int fila);</text:p>
      <text:p text:style-name="Preformatted_20_Text">void ponerBanderas(int fila, int columna);</text:p>
      <text:p text:style-name="Preformatted_20_Text">void restablecerBanderas(int fila, int columna);</text:p>
      <text:p text:style-name="Preformatted_20_Text">int aSalvo(int fila, int columna);</text:p>
      <text:p text:style-name="Preformatted_20_Text">void muestraTablero();</text:p>
      <text:p text:style-name="Preformatted_20_Text"/>
      <text:p text:style-name="Preformatted_20_Text">using namespace std;</text:p>
      <text:p text:style-name="Preformatted_20_Text"/>
      <text:p text:style-name="Preformatted_20_Text">int main()</text:p>
      <text:p text:style-name="Preformatted_20_Text">{</text:p>
      <text:p text:style-name="Preformatted_20_Text"><text:s text:c="2"/>int i, j;</text:p>
      <text:p text:style-name="Preformatted_20_Text"><text:s text:c="2"/>/* Inicializa tablero y banderas */</text:p>
      <text:p text:style-name="Preformatted_20_Text"><text:s text:c="2"/>for(i = 0; i &lt; 8; i++)</text:p>
      <text:p text:style-name="Preformatted_20_Text"><text:s text:c="3"/>for(j = 0; j &lt; 8; j++)</text:p>
      <text:p text:style-name="Preformatted_20_Text"><text:s text:c="4"/>tablero[i][j] = VACIO;</text:p>
      <text:p text:style-name="Preformatted_20_Text"><text:s text:c="2"/>for(i = 0; i &lt; 15; i++)</text:p>
      <text:p text:style-name="Preformatted_20_Text"><text:s text:c="3"/>{</text:p>
      <text:p text:style-name="Preformatted_20_Text"><text:s text:c="5"/>diagonalAscendente[i] = VACIO;</text:p>
      <text:p text:style-name="Preformatted_20_Text"><text:s text:c="5"/>diagonalDescendente[i] = VACIO;</text:p>
      <text:p text:style-name="Preformatted_20_Text"><text:s text:c="4"/>}</text:p>
      <text:p text:style-name="Preformatted_20_Text"><text:s text:c="2"/>for(i = 0; i &lt; 8; i++)</text:p>
      <text:p text:style-name="Preformatted_20_Text"><text:s text:c="3"/>columnas[i] = VACIO;</text:p>
      <text:p text:style-name="Preformatted_20_Text"/>
      <text:p text:style-name="Preformatted_20_Text"><text:s text:c="2"/>/* Intenta resolver el problema de las ocho reinas */</text:p>
      <text:p text:style-name="Preformatted_20_Text"><text:s text:c="2"/>if(reinaSiguiente(0) == RESUELTO)</text:p>
      <text:p text:style-name="Preformatted_20_Text"><text:s text:c="3"/>muestraTablero();</text:p>
      <text:p text:style-name="Preformatted_20_Text"><text:s text:c="2"/>else</text:p>
      <text:p text:style-name="Preformatted_20_Text"><text:s text:c="3"/>cout &lt;&lt; "�No se hallaron soluciones!" &lt;&lt; endl;</text:p>
      <text:p text:style-name="Preformatted_20_Text">}</text:p>
      <text:p text:style-name="Preformatted_20_Text"/>
      <text:p text:style-name="Preformatted_20_Text">int reinaSiguiente(int fila)</text:p>
      <text:p text:style-name="Preformatted_20_Text">{</text:p>
      <text:p text:style-name="Preformatted_20_Text">int i;</text:p>
      <text:p text:style-name="Preformatted_20_Text"><text:s text:c="2"/>if(fila &gt;7)</text:p>
      <text:p text:style-name="Preformatted_20_Text"><text:s text:c="3"/>{ muestraTablero();</text:p>
      <text:p text:style-name="Preformatted_20_Text"><text:s text:c="5"/>return(RESUELTO);</text:p>
      <text:p text:style-name="Preformatted_20_Text"><text:s text:c="5"/>};</text:p>
      <text:p text:style-name="Preformatted_20_Text"><text:s text:c="2"/>/*Revisa cada columna */</text:p>
      <text:p text:style-name="Preformatted_20_Text"><text:s text:c="2"/>for(i = 0; i &lt; 8; i++)</text:p>
      <text:p text:style-name="Preformatted_20_Text"><text:s text:c="2"/>if(aSalvo(fila, i) == 1)</text:p>
      <text:p text:style-name="Preformatted_20_Text"><text:s text:c="2"/>{</text:p>
      <text:p text:style-name="Preformatted_20_Text"><text:s text:c="4"/>tablero[fila][i] = REINA;</text:p>
      <text:p text:style-name="Preformatted_20_Text"><text:s text:c="4"/>ponerBanderas(fila, i);</text:p>
      <text:p text:style-name="Preformatted_20_Text"><text:s text:c="4"/>if(reinaSiguiente(fila + 1) == RESUELTO)</text:p>
      <text:p text:style-name="Preformatted_20_Text"><text:s text:c="5"/>return(RESUELTO);</text:p>
      <text:p text:style-name="Preformatted_20_Text"><text:soft-page-break/></text:p>
      <text:p text:style-name="Preformatted_20_Text"><text:s text:c="2"/>else</text:p>
      <text:p text:style-name="Preformatted_20_Text"><text:s text:c="3"/>{</text:p>
      <text:p text:style-name="Preformatted_20_Text"><text:s text:c="5"/>/* Restablece el tablero y revisa el siguiente escaque */</text:p>
      <text:p text:style-name="Preformatted_20_Text"><text:s text:c="5"/>tablero[fila][i] = VACIO;</text:p>
      <text:p text:style-name="Preformatted_20_Text"><text:s text:c="5"/>restablecerBanderas(fila, i);</text:p>
      <text:p text:style-name="Preformatted_20_Text"><text:s text:c="3"/>}</text:p>
      <text:p text:style-name="Preformatted_20_Text"><text:s text:c="2"/>}</text:p>
      <text:p text:style-name="Preformatted_20_Text">/* No hay escaques salvos - regresa */</text:p>
      <text:p text:style-name="Preformatted_20_Text"/>
      <text:p text:style-name="Preformatted_20_Text">return(FALLO);</text:p>
      <text:p text:style-name="Preformatted_20_Text"/>
      <text:p text:style-name="Preformatted_20_Text">}</text:p>
      <text:p text:style-name="Preformatted_20_Text"/>
      <text:p text:style-name="Preformatted_20_Text">/* Pone banderas en columnas y diagonales */</text:p>
      <text:p text:style-name="Preformatted_20_Text">void ponerBanderas(int fila, int columna)</text:p>
      <text:p text:style-name="Preformatted_20_Text">{</text:p>
      <text:p text:style-name="Preformatted_20_Text"><text:s text:c="2"/>columnas[columna] = REINA;</text:p>
      <text:p text:style-name="Preformatted_20_Text"><text:s text:c="2"/>diagonalAscendente[fila + columna] = REINA;</text:p>
      <text:p text:style-name="Preformatted_20_Text"><text:s text:c="2"/>diagonalDescendente[(fila - columna) + 7 ] = REINA;</text:p>
      <text:p text:style-name="Preformatted_20_Text">}</text:p>
      <text:p text:style-name="Preformatted_20_Text"/>
      <text:p text:style-name="Preformatted_20_Text">/* Restablece banderas en columnas y diagonales */</text:p>
      <text:p text:style-name="Preformatted_20_Text">void restablecerBanderas(int fila, int columna)</text:p>
      <text:p text:style-name="Preformatted_20_Text">{</text:p>
      <text:p text:style-name="Preformatted_20_Text"><text:s text:c="2"/>columnas[columna] = VACIO;</text:p>
      <text:p text:style-name="Preformatted_20_Text"><text:s text:c="2"/>diagonalAscendente[fila + columna] = VACIO;</text:p>
      <text:p text:style-name="Preformatted_20_Text"><text:s text:c="2"/>diagonalDescendente[(fila - columna) + 7 ] = VACIO;</text:p>
      <text:p text:style-name="Preformatted_20_Text">}</text:p>
      <text:p text:style-name="Preformatted_20_Text"/>
      <text:p text:style-name="Preformatted_20_Text">int aSalvo(int fila, int columna)</text:p>
      <text:p text:style-name="Preformatted_20_Text">{</text:p>
      <text:p text:style-name="Preformatted_20_Text"><text:s text:c="2"/>if(columnas[columna] == REINA || diagonalAscendente[fila + columna] == REINA</text:p>
      <text:p text:style-name="Preformatted_20_Text"><text:s text:c="5"/>|| diagonalDescendente[(fila - columna) + 7] == REINA)</text:p>
      <text:p text:style-name="Preformatted_20_Text"><text:s text:c="2"/>return(0);</text:p>
      <text:p text:style-name="Preformatted_20_Text">return(1); /* A salvo */</text:p>
      <text:p text:style-name="Preformatted_20_Text">}</text:p>
      <text:p text:style-name="Preformatted_20_Text"/>
      <text:p text:style-name="Preformatted_20_Text">void muestraTablero()</text:p>
      <text:p text:style-name="Preformatted_20_Text">{</text:p>
      <text:p text:style-name="Preformatted_20_Text">int i, j;</text:p>
      <text:p text:style-name="Preformatted_20_Text">cout &lt;&lt; endl;</text:p>
      <text:p text:style-name="Preformatted_20_Text">for(i = 0; i &lt; 8; i++)</text:p>
      <text:p text:style-name="Preformatted_20_Text"><text:s/>{</text:p>
      <text:p text:style-name="Preformatted_20_Text"><text:s text:c="2"/>for(j = 0; j &lt; 8; j++)</text:p>
      <text:p text:style-name="Preformatted_20_Text"><text:s text:c="3"/>cout &lt;&lt; tablero[i][j];</text:p>
      <text:p text:style-name="Preformatted_20_Text"><text:s text:c="2"/>cout &lt;&lt; endl;</text:p>
      <text:p text:style-name="Preformatted_20_Text"><text:s/>}</text:p>
      <text:p text:style-name="P12">}</text:p>
      <text:p text:style-name="P12"><text:span text:style-name="T1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54:09.270190649</meta:creation-date>
    <dc:date>2018-05-27T20:01:06.949151990</dc:date>
    <meta:editing-duration>PT6M5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98" meta:word-count="375" meta:character-count="2430" meta:non-whitespace-character-count="2009"/>
  </office:meta>
</office:document-meta>
</file>